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y, I am krishnadev. Am precisely a student right now just 18 years old. Am so curious about my foreseeable future because am here on this minor planet for a purpose. I endure the kind of guy who believes in universal laws. I cherish a comprehensive vision for my devoted next 10 productive years of what exactly am accurately gonna do properly. I believe in myself. I believe in my dreams.Am a positive perspective human being.</text:span></text:p>
      <text:p text:style-name="P1"><text:span text:style-name="T1">My mind so ignited .my life goal is to be an entrepreneur.And money has the fifth position in my life.Humanity is more important for me. I like living my life in peace and happiness. I had proposed a modest step towards my dream. I know I need to traverse a tremendous mile for my ultimate success. I have a powerful belief system that I can achieve everything that I want.There is a lot of rejection and failures waiting for me.But there is a wonderful day looking for me .be happy always live your life in the present not in past nor future we need to believe in ourselves and always had a positive mindset.it will lead to our best lif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